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2.134cm" fo:min-width="10.848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T1"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2" draw:layer="layout" svg:x1="4.665cm" svg:y1="18.869cm" svg:x2="19.739cm" svg:y2="18.904cm">
          <text:p text:style-name="P1"/>
          <text:p text:style-name="P1">V</text:p>
        </draw:line>
        <draw:line draw:style-name="gr1" draw:text-style-name="P2" draw:layer="layout" svg:x1="4.665cm" svg:y1="18.887cm" svg:x2="4.699cm" svg:y2="8.808cm">
          <text:p text:style-name="P1">E</text:p>
          <text:p text:style-name="P1"/>
        </draw:line>
        <draw:line draw:style-name="gr2" draw:text-style-name="P2" draw:layer="layout" svg:x1="4.491cm" svg:y1="17.511cm" svg:x2="4.802cm" svg:y2="17.502cm">
          <text:p/>
        </draw:line>
        <draw:line draw:style-name="gr2" draw:text-style-name="P2" draw:layer="layout" svg:x1="4.492cm" svg:y1="17.26cm" svg:x2="4.803cm" svg:y2="17.251cm">
          <text:p/>
        </draw:line>
        <draw:line draw:style-name="gr2" draw:text-style-name="P2" draw:layer="layout" svg:x1="4.492cm" svg:y1="17.009cm" svg:x2="4.803cm" svg:y2="17cm">
          <text:p/>
        </draw:line>
        <draw:line draw:style-name="gr2" draw:text-style-name="P2" draw:layer="layout" svg:x1="4.491cm" svg:y1="16.771cm" svg:x2="4.802cm" svg:y2="16.762cm">
          <text:p/>
        </draw:line>
        <draw:line draw:style-name="gr2" draw:text-style-name="P2" draw:layer="layout" svg:x1="4.492cm" svg:y1="16.52cm" svg:x2="4.803cm" svg:y2="16.511cm">
          <text:p/>
        </draw:line>
        <draw:line draw:style-name="gr2" draw:text-style-name="P2" draw:layer="layout" svg:x1="4.492cm" svg:y1="16.269cm" svg:x2="4.803cm" svg:y2="16.26cm">
          <text:p/>
        </draw:line>
        <draw:line draw:style-name="gr2" draw:text-style-name="P2" draw:layer="layout" svg:x1="4.491cm" svg:y1="15.99cm" svg:x2="4.802cm" svg:y2="15.981cm">
          <text:p/>
        </draw:line>
        <draw:line draw:style-name="gr2" draw:text-style-name="P2" draw:layer="layout" svg:x1="4.492cm" svg:y1="15.739cm" svg:x2="4.803cm" svg:y2="15.73cm">
          <text:p/>
        </draw:line>
        <draw:line draw:style-name="gr2" draw:text-style-name="P2" draw:layer="layout" svg:x1="4.492cm" svg:y1="15.488cm" svg:x2="4.803cm" svg:y2="15.479cm">
          <text:p/>
        </draw:line>
        <draw:line draw:style-name="gr2" draw:text-style-name="P2" draw:layer="layout" svg:x1="4.491cm" svg:y1="15.25cm" svg:x2="4.802cm" svg:y2="15.241cm">
          <text:p/>
        </draw:line>
        <draw:line draw:style-name="gr2" draw:text-style-name="P2" draw:layer="layout" svg:x1="4.492cm" svg:y1="14.999cm" svg:x2="4.803cm" svg:y2="14.99cm">
          <text:p/>
        </draw:line>
        <draw:line draw:style-name="gr2" draw:text-style-name="P2" draw:layer="layout" svg:x1="4.492cm" svg:y1="14.748cm" svg:x2="4.803cm" svg:y2="14.739cm">
          <text:p/>
        </draw:line>
        <draw:line draw:style-name="gr2" draw:text-style-name="P2" draw:layer="layout" svg:x1="4.491cm" svg:y1="14.495cm" svg:x2="4.802cm" svg:y2="14.486cm">
          <text:p/>
        </draw:line>
        <draw:line draw:style-name="gr2" draw:text-style-name="P2" draw:layer="layout" svg:x1="4.492cm" svg:y1="14.244cm" svg:x2="4.803cm" svg:y2="14.235cm">
          <text:p/>
        </draw:line>
        <draw:line draw:style-name="gr2" draw:text-style-name="P2" draw:layer="layout" svg:x1="4.492cm" svg:y1="13.993cm" svg:x2="4.803cm" svg:y2="13.984cm">
          <text:p/>
        </draw:line>
        <draw:line draw:style-name="gr2" draw:text-style-name="P2" draw:layer="layout" svg:x1="4.491cm" svg:y1="13.755cm" svg:x2="4.802cm" svg:y2="13.746cm">
          <text:p/>
        </draw:line>
        <draw:line draw:style-name="gr2" draw:text-style-name="P2" draw:layer="layout" svg:x1="4.492cm" svg:y1="13.504cm" svg:x2="4.803cm" svg:y2="13.495cm">
          <text:p/>
        </draw:line>
        <draw:line draw:style-name="gr2" draw:text-style-name="P2" draw:layer="layout" svg:x1="4.492cm" svg:y1="13.253cm" svg:x2="4.803cm" svg:y2="13.244cm">
          <text:p/>
        </draw:line>
        <draw:line draw:style-name="gr2" draw:text-style-name="P2" draw:layer="layout" svg:x1="4.491cm" svg:y1="12.974cm" svg:x2="4.802cm" svg:y2="12.965cm">
          <text:p/>
        </draw:line>
        <draw:line draw:style-name="gr2" draw:text-style-name="P2" draw:layer="layout" svg:x1="4.492cm" svg:y1="12.723cm" svg:x2="4.803cm" svg:y2="12.714cm">
          <text:p/>
        </draw:line>
        <draw:line draw:style-name="gr2" draw:text-style-name="P2" draw:layer="layout" svg:x1="4.492cm" svg:y1="12.472cm" svg:x2="4.803cm" svg:y2="12.463cm">
          <text:p/>
        </draw:line>
        <draw:line draw:style-name="gr2" draw:text-style-name="P2" draw:layer="layout" svg:x1="4.491cm" svg:y1="12.234cm" svg:x2="4.802cm" svg:y2="12.225cm">
          <text:p/>
        </draw:line>
        <draw:line draw:style-name="gr2" draw:text-style-name="P2" draw:layer="layout" svg:x1="4.492cm" svg:y1="11.983cm" svg:x2="4.803cm" svg:y2="11.974cm">
          <text:p/>
        </draw:line>
        <draw:line draw:style-name="gr2" draw:text-style-name="P2" draw:layer="layout" svg:x1="4.492cm" svg:y1="11.732cm" svg:x2="4.803cm" svg:y2="11.723cm">
          <text:p/>
        </draw:line>
        <draw:line draw:style-name="gr2" draw:text-style-name="P2" draw:layer="layout" svg:x1="4.491cm" svg:y1="11.465cm" svg:x2="4.802cm" svg:y2="11.456cm">
          <text:p/>
        </draw:line>
        <draw:line draw:style-name="gr2" draw:text-style-name="P2" draw:layer="layout" svg:x1="4.492cm" svg:y1="11.214cm" svg:x2="4.803cm" svg:y2="11.205cm">
          <text:p/>
        </draw:line>
        <draw:line draw:style-name="gr2" draw:text-style-name="P2" draw:layer="layout" svg:x1="4.492cm" svg:y1="10.963cm" svg:x2="4.803cm" svg:y2="10.954cm">
          <text:p/>
        </draw:line>
        <draw:line draw:style-name="gr2" draw:text-style-name="P2" draw:layer="layout" svg:x1="4.491cm" svg:y1="10.725cm" svg:x2="4.802cm" svg:y2="10.716cm">
          <text:p/>
        </draw:line>
        <draw:line draw:style-name="gr2" draw:text-style-name="P2" draw:layer="layout" svg:x1="4.492cm" svg:y1="10.474cm" svg:x2="4.803cm" svg:y2="10.465cm">
          <text:p/>
        </draw:line>
        <draw:line draw:style-name="gr2" draw:text-style-name="P2" draw:layer="layout" svg:x1="4.492cm" svg:y1="10.223cm" svg:x2="4.803cm" svg:y2="10.214cm">
          <text:p/>
        </draw:line>
        <draw:line draw:style-name="gr2" draw:text-style-name="P2" draw:layer="layout" svg:x1="4.491cm" svg:y1="9.944cm" svg:x2="4.802cm" svg:y2="9.935cm">
          <text:p/>
        </draw:line>
        <draw:line draw:style-name="gr2" draw:text-style-name="P2" draw:layer="layout" svg:x1="4.492cm" svg:y1="9.693cm" svg:x2="4.803cm" svg:y2="9.684cm">
          <text:p/>
        </draw:line>
        <draw:line draw:style-name="gr2" draw:text-style-name="P2" draw:layer="layout" svg:x1="4.492cm" svg:y1="9.442cm" svg:x2="4.803cm" svg:y2="9.433cm">
          <text:p/>
        </draw:line>
        <draw:line draw:style-name="gr2" draw:text-style-name="P2" draw:layer="layout" svg:x1="4.491cm" svg:y1="9.204cm" svg:x2="4.802cm" svg:y2="9.195cm">
          <text:p/>
        </draw:line>
        <draw:path draw:style-name="gr2" draw:text-style-name="P2" draw:layer="layout" svg:width="4.828cm" svg:height="1.838cm" svg:x="4.63cm" svg:y="16.258cm" svg:viewBox="0 0 4829 1839" svg:d="M0 0c136 5 272 16 410 13 161-3 304 49 450 93 136 41 281 47 423 53 144 6 293-22 437 0 151 23 314-39 450 26 148 70 276 170 397 278 126 113 275 186 410 291 117 91 274 93 410 172 140 82 314 92 476 119 146 24 280 107 397 199 140 110 245 259 397 357l92 132 80 106">
          <text:p/>
        </draw:path>
        <draw:path draw:style-name="gr2" draw:text-style-name="P2" draw:layer="layout" svg:width="4.828cm" svg:height="1.838cm" svg:x="4.644cm" svg:y="15.968cm" svg:viewBox="0 0 4829 1839" svg:d="M0 0c136 5 272 16 410 13 161-3 304 49 450 93 136 41 281 47 423 53 144 6 293-22 437 0 151 23 314-39 450 26 148 70 276 170 397 278 126 113 275 186 410 291 117 91 274 93 410 172 140 82 314 92 476 119 146 24 280 107 397 199 140 110 245 259 397 357l92 132 80 106">
          <text:p/>
        </draw:path>
        <draw:path draw:style-name="gr2" draw:text-style-name="P2" draw:layer="layout" svg:width="4.828cm" svg:height="1.838cm" svg:x="4.604cm" svg:y="15.757cm" svg:viewBox="0 0 4829 1839" svg:d="M0 0c136 5 272 16 410 13 161-3 304 49 450 93 136 41 281 47 423 53 144 6 293-22 437 0 151 23 314-39 450 26 148 70 276 170 397 278 126 113 275 186 410 291 117 91 274 93 410 172 140 82 314 92 476 119 146 24 280 107 397 199 140 110 245 259 397 357l92 132 80 106">
          <text:p/>
        </draw:path>
        <draw:path draw:style-name="gr2" draw:text-style-name="P2" draw:layer="layout" svg:width="4.828cm" svg:height="1.838cm" svg:x="4.644cm" svg:y="15.465cm" svg:viewBox="0 0 4829 1839" svg:d="M0 0c136 5 272 16 410 13 161-3 304 49 450 93 136 41 281 47 423 53 144 6 293-22 437 0 151 23 314-39 450 26 148 70 276 170 397 278 126 113 275 186 410 291 117 91 274 93 410 172 140 82 314 92 476 119 146 24 280 107 397 199 140 110 245 259 397 357l92 132 80 106">
          <text:p/>
        </draw:path>
        <draw:path draw:style-name="gr2" draw:text-style-name="P2" draw:layer="layout" svg:width="4.828cm" svg:height="1.838cm" svg:x="4.631cm" svg:y="15.24cm" svg:viewBox="0 0 4829 1839" svg:d="M0 0c136 5 272 16 410 13 161-3 304 49 450 93 136 41 281 47 423 53 144 6 293-22 437 0 151 23 314-39 450 26 148 70 276 170 397 278 126 113 275 186 410 291 117 91 274 93 410 172 140 82 314 92 476 119 146 24 280 107 397 199 140 110 245 259 397 357l92 132 80 106">
          <text:p/>
        </draw:path>
        <draw:frame draw:style-name="gr3" draw:text-style-name="P3" draw:layer="layout" svg:width="11.703cm" svg:height="3.095cm" svg:x="5.874cm" svg:y="11.681cm">
          <draw:text-box>
            <text:p>Adiabatic theorem:</text:p>
            <text:p>If increase volume slowly,</text:p>
            <text:p>relative energy levels remain the same, </text:p>
            <text:p>and the probabilities remain same.</text:p>
          </draw:text-box>
        </draw:frame>
        <draw:line draw:style-name="gr4" draw:text-style-name="P2" draw:layer="layout" svg:x1="8.355cm" svg:y1="14.657cm" svg:x2="7.693cm" svg:y2="15.666cm">
          <text:p/>
        </draw:line>
        <draw:frame draw:style-name="gr5" draw:text-style-name="P3" draw:layer="layout" svg:width="0.933cm" svg:height="1.171cm" svg:x="3.516cm" svg:y="14.866cm">
          <draw:text-box>
            <text:p>p<text:span text:style-name="T1">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1T15:40:07.056128867</meta:creation-date>
    <dc:date>2018-03-11T15:50:06.205040536</dc:date>
    <meta:editing-duration>PT6M56S</meta:editing-duration>
    <meta:editing-cycles>3</meta:editing-cycles>
    <meta:generator>LibreOffice/5.1.6.2$Linux_X86_64 LibreOffice_project/10m0$Build-2</meta:generator>
    <meta:document-statistic meta:object-count="44"/>
  </office:meta>
</office:document-meta>
</file>